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Pictures/10000000000000780000000AF46BB49A3CB4E028.png" manifest:media-type="image/png"/>
  <manifest:file-entry manifest:full-path="Pictures/10000000000000780000000AE5D55F2F7948D9C9.png" manifest:media-type="image/png"/>
  <manifest:file-entry manifest:full-path="Pictures/10000000000000780000000ABA407060D5D4CEA9.png" manifest:media-type="image/png"/>
  <manifest:file-entry manifest:full-path="Pictures/10000000000000780000000A40F30AA32C1BE5B6.png" manifest:media-type="image/png"/>
  <manifest:file-entry manifest:full-path="Pictures/10000000000000780000000AB04DB4DB0BFDAFE6.png" manifest:media-type="image/png"/>
  <manifest:file-entry manifest:full-path="Pictures/10000000000000780000000AA2C828CD65317E95.png" manifest:media-type="image/png"/>
  <manifest:file-entry manifest:full-path="Pictures/10000000000000780000000A30A3D479EF6F621D.png" manifest:media-type="image/png"/>
  <manifest:file-entry manifest:full-path="Pictures/10000000000000780000000AD6061D64C500545B.png" manifest:media-type="image/png"/>
  <manifest:file-entry manifest:full-path="Pictures/10000000000000780000000A7C769AC41348CA1E.png" manifest:media-type="image/png"/>
  <manifest:file-entry manifest:full-path="Pictures/10000000000000780000000A31D36A0BA21D2566.png" manifest:media-type="image/png"/>
  <manifest:file-entry manifest:full-path="Pictures/10000000000000780000000AA66C4610E99B67DA.png" manifest:media-type="image/png"/>
  <manifest:file-entry manifest:full-path="Pictures/10000000000000780000000A8A746B77A462C063.png" manifest:media-type="image/png"/>
  <manifest:file-entry manifest:full-path="Pictures/10000000000000780000000AFFDFA1E1CA6D3DEB.png" manifest:media-type="image/png"/>
  <manifest:file-entry manifest:full-path="Pictures/10000000000000780000000A4BAC58C05F15820E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1/styles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2/styles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65pt"/>
    </style:style>
    <style:style style:name="co2" style:family="table-column">
      <style:table-column-properties fo:break-before="auto" style:column-width="65.7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istogramplot" table:style-name="ta1">
        <table:shapes>
          <draw:frame draw:z-index="0" draw:name="Image 1" draw:style-name="gr1" draw:text-style-name="P1" svg:width="332.48pt" svg:height="25.29pt" svg:x="61.65pt" svg:y="576.4pt">
            <draw:image xlink:href="Pictures/10000000000000780000000AD6061D64C500545B.png" xlink:type="simple" xlink:show="embed" xlink:actuate="onLoad">
              <text:p/>
            </draw:image>
          </draw:frame>
          <draw:frame draw:z-index="1" draw:name="Image 2" draw:style-name="gr1" draw:text-style-name="P1" svg:width="328.9pt" svg:height="25pt" svg:x="63.07pt" svg:y="523.96pt">
            <draw:image xlink:href="Pictures/10000000000000780000000A30A3D479EF6F621D.png" xlink:type="simple" xlink:show="embed" xlink:actuate="onLoad">
              <text:p/>
            </draw:image>
          </draw:frame>
          <draw:frame draw:z-index="2" draw:name="Image 3" draw:style-name="gr1" draw:text-style-name="P1" svg:width="331.74pt" svg:height="25.23pt" svg:x="61.63pt" svg:y="473.61pt">
            <draw:image xlink:href="Pictures/10000000000000780000000AA2C828CD65317E95.png" xlink:type="simple" xlink:show="embed" xlink:actuate="onLoad">
              <text:p/>
            </draw:image>
          </draw:frame>
          <draw:frame draw:z-index="3" draw:name="Image 4" draw:style-name="gr1" draw:text-style-name="P1" svg:width="327.77pt" svg:height="24.92pt" svg:x="62.48pt" svg:y="422.82pt">
            <draw:image xlink:href="Pictures/10000000000000780000000A40F30AA32C1BE5B6.png" xlink:type="simple" xlink:show="embed" xlink:actuate="onLoad">
              <text:p/>
            </draw:image>
          </draw:frame>
          <draw:frame draw:z-index="4" draw:name="Image 5" draw:style-name="gr1" draw:text-style-name="P1" svg:width="331.88pt" svg:height="25.23pt" svg:x="61.97pt" svg:y="371.62pt">
            <draw:image xlink:href="Pictures/10000000000000780000000A7C769AC41348CA1E.png" xlink:type="simple" xlink:show="embed" xlink:actuate="onLoad">
              <text:p/>
            </draw:image>
          </draw:frame>
          <draw:frame draw:z-index="5" draw:name="Image 6" draw:style-name="gr1" draw:text-style-name="P1" svg:width="330.01pt" svg:height="25.09pt" svg:x="61.91pt" svg:y="320pt">
            <draw:image xlink:href="Pictures/10000000000000780000000AB04DB4DB0BFDAFE6.png" xlink:type="simple" xlink:show="embed" xlink:actuate="onLoad">
              <text:p/>
            </draw:image>
          </draw:frame>
          <draw:frame draw:z-index="6" draw:name="Image 7" draw:style-name="gr1" draw:text-style-name="P1" svg:width="330.75pt" svg:height="25.14pt" svg:x="62.65pt" svg:y="268.81pt">
            <draw:image xlink:href="Pictures/10000000000000780000000AA66C4610E99B67DA.png" xlink:type="simple" xlink:show="embed" xlink:actuate="onLoad">
              <text:p/>
            </draw:image>
          </draw:frame>
          <draw:frame draw:z-index="7" draw:style-name="gr2" draw:text-style-name="P1" svg:width="643.15pt" svg:height="52.13pt" svg:x="406.91pt" svg:y="524.83pt">
            <loext:p draw:notify-on-update-of-ranges="histogramplot.A3:histogramplot.DS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8" draw:style-name="gr2" draw:text-style-name="P1" svg:width="643.15pt" svg:height="52.13pt" svg:x="406.91pt" svg:y="576.03pt">
            <loext:p draw:notify-on-update-of-ranges="histogramplot.A2:histogramplot.DS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9" draw:style-name="gr2" draw:text-style-name="P1" svg:width="643.15pt" svg:height="52.13pt" svg:x="406.91pt" svg:y="473.61pt">
            <loext:p draw:notify-on-update-of-ranges="histogramplot.A4:histogramplot.DS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0" draw:style-name="gr2" draw:text-style-name="P1" svg:width="643.15pt" svg:height="52.13pt" svg:x="406.91pt" svg:y="422.42pt">
            <loext:p draw:notify-on-update-of-ranges="histogramplot.A5:histogramplot.DS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1" draw:style-name="gr2" draw:text-style-name="P1" svg:width="643.15pt" svg:height="52.13pt" svg:x="406.91pt" svg:y="371.23pt">
            <loext:p draw:notify-on-update-of-ranges="histogramplot.A6:histogramplot.DS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2" draw:style-name="gr2" draw:text-style-name="P1" svg:width="643.15pt" svg:height="52.13pt" svg:x="406.91pt" svg:y="320.03pt">
            <loext:p draw:notify-on-update-of-ranges="histogramplot.A7:histogramplot.DS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3" draw:style-name="gr2" draw:text-style-name="P1" svg:width="643.15pt" svg:height="52.13pt" svg:x="406.91pt" svg:y="268.84pt">
            <loext:p draw:notify-on-update-of-ranges="histogramplot.A8:histogramplot.DS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122" table:default-cell-style-name="Default"/>
        <table:table-column table:style-name="co2" table:default-cell-style-name="Default"/>
        <table:table-column table:style-name="co1" table:number-columns-repeated="120" table:default-cell-style-name="Default"/>
        <table:table-row table:style-name="ro1">
          <table:table-cell table:number-columns-repeated="243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ection 0</text:p>
          </table:table-cell>
          <table:table-cell table:number-columns-repeated="12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ction 1</text:p>
          </table:table-cell>
          <table:table-cell table:number-columns-repeated="12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7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ction 2</text:p>
          </table:table-cell>
          <table:table-cell table:number-columns-repeated="12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7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ction 3</text:p>
          </table:table-cell>
          <table:table-cell table:number-columns-repeated="1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7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ction 4</text:p>
          </table:table-cell>
          <table:table-cell table:number-columns-repeated="1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7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ction 5</text:p>
          </table:table-cell>
          <table:table-cell table:number-columns-repeated="1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7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ction 6</text:p>
          </table:table-cell>
          <table:table-cell table:number-columns-repeated="120"/>
        </table:table-row>
        <table:table-row table:style-name="ro1" table:number-rows-repeated="13">
          <table:table-cell table:number-columns-repeated="24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42"/>
        </table:table-row>
        <table:table-row table:style-name="ro1" table:number-rows-repeated="3">
          <table:table-cell table:number-columns-repeated="24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42"/>
        </table:table-row>
        <table:table-row table:style-name="ro1" table:number-rows-repeated="3">
          <table:table-cell table:number-columns-repeated="24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42"/>
        </table:table-row>
        <table:table-row table:style-name="ro1" table:number-rows-repeated="3">
          <table:table-cell table:number-columns-repeated="24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42"/>
        </table:table-row>
        <table:table-row table:style-name="ro1" table:number-rows-repeated="3">
          <table:table-cell table:number-columns-repeated="24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42"/>
        </table:table-row>
        <table:table-row table:style-name="ro1" table:number-rows-repeated="3">
          <table:table-cell table:number-columns-repeated="24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42"/>
        </table:table-row>
        <table:table-row table:style-name="ro1" table:number-rows-repeated="3">
          <table:table-cell table:number-columns-repeated="24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42"/>
        </table:table-row>
      </table:table>
      <table:table table:name="Sheet2" table:style-name="ta1">
        <table:shapes>
          <draw:frame draw:z-index="0" draw:name="Image 14" draw:style-name="gr1" draw:text-style-name="P1" svg:width="343.79pt" svg:height="27.04pt" svg:x="143.26pt" svg:y="243.21pt">
            <draw:image xlink:href="Pictures/10000000000000780000000A8A746B77A462C063.png" xlink:type="simple" xlink:show="embed" xlink:actuate="onLoad">
              <text:p/>
            </draw:image>
          </draw:frame>
          <draw:frame draw:z-index="1" draw:style-name="gr2" draw:text-style-name="P1" svg:width="643.01pt" svg:height="53.23pt" svg:x="506.15pt" svg:y="242.19pt">
            <loext:p draw:notify-on-update-of-ranges="Sheet2.G12:Sheet2.G131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2" draw:name="Image 13" draw:style-name="gr1" draw:text-style-name="P1" svg:width="343.22pt" svg:height="26.99pt" svg:x="143.26pt" svg:y="294.38pt">
            <draw:image xlink:href="Pictures/10000000000000780000000AFFDFA1E1CA6D3DEB.png" xlink:type="simple" xlink:show="embed" xlink:actuate="onLoad">
              <text:p/>
            </draw:image>
          </draw:frame>
          <draw:frame draw:z-index="3" draw:name="Image 12" draw:style-name="gr1" draw:text-style-name="P1" svg:width="343.22pt" svg:height="27.01pt" svg:x="143.26pt" svg:y="345.63pt">
            <draw:image xlink:href="Pictures/10000000000000780000000A4BAC58C05F15820E.png" xlink:type="simple" xlink:show="embed" xlink:actuate="onLoad">
              <text:p/>
            </draw:image>
          </draw:frame>
          <draw:frame draw:z-index="4" draw:name="Image 11" draw:style-name="gr1" draw:text-style-name="P1" svg:width="343.22pt" svg:height="27.01pt" svg:x="143.26pt" svg:y="396.82pt">
            <draw:image xlink:href="Pictures/10000000000000780000000ABA407060D5D4CEA9.png" xlink:type="simple" xlink:show="embed" xlink:actuate="onLoad">
              <text:p/>
            </draw:image>
          </draw:frame>
          <draw:frame draw:z-index="5" draw:name="Image 10" draw:style-name="gr1" draw:text-style-name="P1" svg:width="342.68pt" svg:height="26.99pt" svg:x="143.29pt" svg:y="447.99pt">
            <draw:image xlink:href="Pictures/10000000000000780000000AF46BB49A3CB4E028.png" xlink:type="simple" xlink:show="embed" xlink:actuate="onLoad">
              <text:p/>
            </draw:image>
          </draw:frame>
          <draw:frame draw:z-index="6" draw:name="Image 9" draw:style-name="gr1" draw:text-style-name="P1" svg:width="342.68pt" svg:height="26.96pt" svg:x="143.29pt" svg:y="499.21pt">
            <draw:image xlink:href="Pictures/10000000000000780000000AE5D55F2F7948D9C9.png" xlink:type="simple" xlink:show="embed" xlink:actuate="onLoad">
              <text:p/>
            </draw:image>
          </draw:frame>
          <draw:frame draw:z-index="7" draw:name="Image 8" draw:style-name="gr1" draw:text-style-name="P1" svg:width="342.65pt" svg:height="26.96pt" svg:x="143.26pt" svg:y="550.43pt">
            <draw:image xlink:href="Pictures/10000000000000780000000A31D36A0BA21D2566.png" xlink:type="simple" xlink:show="embed" xlink:actuate="onLoad">
              <text:p/>
            </draw:image>
          </draw:frame>
          <draw:frame draw:z-index="8" draw:style-name="gr2" draw:text-style-name="P1" svg:width="643.15pt" svg:height="52.13pt" svg:x="506.18pt" svg:y="294.41pt">
            <loext:p draw:notify-on-update-of-ranges="Sheet2.F12:Sheet2.F131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9" draw:style-name="gr2" draw:text-style-name="P1" svg:width="643.15pt" svg:height="52.13pt" svg:x="506.18pt" svg:y="345.63pt">
            <loext:p draw:notify-on-update-of-ranges="Sheet2.E12:Sheet2.E131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0" draw:style-name="gr2" draw:text-style-name="P1" svg:width="643.15pt" svg:height="52.13pt" svg:x="506.18pt" svg:y="396.82pt">
            <loext:p draw:notify-on-update-of-ranges="Sheet2.D12:Sheet2.D131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1" draw:style-name="gr2" draw:text-style-name="P1" svg:width="643.15pt" svg:height="52.13pt" svg:x="506.18pt" svg:y="448.02pt">
            <loext:p draw:notify-on-update-of-ranges="Sheet2.C12:Sheet2.C131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2" draw:style-name="gr2" draw:text-style-name="P1" svg:width="643.15pt" svg:height="52.13pt" svg:x="506.18pt" svg:y="499.21pt">
            <loext:p draw:notify-on-update-of-ranges="Sheet2.B12:Sheet2.B13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3" draw:style-name="gr2" draw:text-style-name="P1" svg:width="643.15pt" svg:height="52.13pt" svg:x="506.18pt" svg:y="550.43pt">
            <loext:p draw:notify-on-update-of-ranges="Sheet2.A12:Sheet2.A131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4" table:number-columns-repeated="171" table:default-cell-style-name="Default"/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4" calcext:value-type="float">
            <text:p>4</text:p>
          </table:table-cell>
          <table:table-cell table:number-columns-repeated="51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47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3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51"/>
        </table:table-row>
        <table:table-row table:style-name="ro1" table:number-rows-repeated="2">
          <table:table-cell table:number-columns-repeated="17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64"/>
        </table:table-row>
        <table:table-row table:style-name="ro1">
          <table:table-cell table:number-columns-repeated="17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B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B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7">00/00/0000</text:date>, <text:time style:data-style-name="N2" text:time-value="21:16:25.3872689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7T22:57:44.546951518</dc:date>
    <meta:editing-duration>PT25M52S</meta:editing-duration>
    <meta:editing-cycles>4</meta:editing-cycles>
    <meta:generator>LibreOffice/5.2.7.2$Linux_ARM_EABI LibreOffice_project/20m0$Build-2</meta:generator>
    <meta:document-statistic meta:table-count="2" meta:cell-count="2541" meta:object-count="2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69cm" svg:height="1.84cm" xlink:href=".." xlink:type="simple" chart:class="chart:line" chart:style-name="ch1">
        <chart:plot-area chart:style-name="ch2" table:cell-range-address="histogramplot.A2:histogramplot.DS2" svg:x="0.511cm" svg:y="0.228cm" svg:width="21.434cm" svg:height="1.804cm">
          <chartooo:coordinate-region svg:x="0.784cm" svg:y="0.228cm" svg:width="21.161cm" svg:height="0.8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histogramplot.A2:histogramplot.DS2" chart:class="chart:line">
            <chart:data-point chart:repeated="1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histogramplot.A2:histogramplot.DS2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visibl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69cm" svg:height="1.84cm" xlink:href=".." xlink:type="simple" chart:class="chart:line" chart:style-name="ch1">
        <chart:plot-area chart:style-name="ch2" table:cell-range-address="Sheet2.C12:Sheet2.C131" svg:x="0.511cm" svg:y="0.228cm" svg:width="21.434cm" svg:height="1.804cm">
          <chartooo:coordinate-region svg:x="0.784cm" svg:y="0.228cm" svg:width="21.161cm" svg:height="0.8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2.C12:Sheet2.C131" chart:class="chart:line">
            <chart:data-point chart:repeated="1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C12:Sheet2.C1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visibl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69cm" svg:height="1.84cm" xlink:href=".." xlink:type="simple" chart:class="chart:line" chart:style-name="ch1">
        <chart:plot-area chart:style-name="ch2" table:cell-range-address="Sheet2.D12:Sheet2.D131" svg:x="0.511cm" svg:y="0.228cm" svg:width="21.434cm" svg:height="1.804cm">
          <chartooo:coordinate-region svg:x="0.784cm" svg:y="0.228cm" svg:width="21.161cm" svg:height="0.8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2.D12:Sheet2.D131" chart:class="chart:line">
            <chart:data-point chart:repeated="1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D12:Sheet2.D1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visibl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69cm" svg:height="1.84cm" xlink:href=".." xlink:type="simple" chart:class="chart:line" chart:style-name="ch1">
        <chart:plot-area chart:style-name="ch2" table:cell-range-address="Sheet2.E12:Sheet2.E131" svg:x="0.511cm" svg:y="0.228cm" svg:width="21.434cm" svg:height="1.804cm">
          <chartooo:coordinate-region svg:x="0.784cm" svg:y="0.228cm" svg:width="21.161cm" svg:height="0.8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2.E12:Sheet2.E131" chart:class="chart:line">
            <chart:data-point chart:repeated="1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E12:Sheet2.E1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logarithmic="false" chart:maximum="10" chart:reverse-direction="false" text:line-break="false" loext:try-staggering-first="false" chart:link-data-style-to-source="true" chart:visibl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685cm" svg:height="1.879cm" xlink:href=".." xlink:type="simple" chart:class="chart:line" chart:style-name="ch1">
        <chart:plot-area chart:style-name="ch2" table:cell-range-address="Sheet2.G12:Sheet2.G131" svg:x="0.51cm" svg:y="0.232cm" svg:width="21.429cm" svg:height="1.822cm">
          <chartooo:coordinate-region svg:x="0.783cm" svg:y="0.232cm" svg:width="21.156cm" svg:height="0.89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2.G12:Sheet2.G131" chart:class="chart:line">
            <chart:data-point chart:repeated="1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2.G12:Sheet2.G1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visibl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69cm" svg:height="1.84cm" xlink:href=".." xlink:type="simple" chart:class="chart:line" chart:style-name="ch1">
        <chart:plot-area chart:style-name="ch2" table:cell-range-address="Sheet2.F12:Sheet2.F131" svg:x="0.511cm" svg:y="0.228cm" svg:width="21.434cm" svg:height="1.804cm">
          <chartooo:coordinate-region svg:x="0.784cm" svg:y="0.228cm" svg:width="21.161cm" svg:height="0.8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2.F12:Sheet2.F131" chart:class="chart:line">
            <chart:data-point chart:repeated="1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2.F12:Sheet2.F1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69cm" svg:height="1.84cm" xlink:href=".." xlink:type="simple" chart:class="chart:line" chart:style-name="ch1">
        <chart:plot-area chart:style-name="ch2" table:cell-range-address="histogramplot.A3:histogramplot.DS3" svg:x="0.511cm" svg:y="0.228cm" svg:width="21.434cm" svg:height="1.804cm">
          <chartooo:coordinate-region svg:x="0.784cm" svg:y="0.228cm" svg:width="21.161cm" svg:height="0.8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histogramplot.A3:histogramplot.DS3" chart:class="chart:line">
            <chart:data-point chart:repeated="1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histogramplot.A3:histogramplot.DS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69cm" svg:height="1.84cm" xlink:href=".." xlink:type="simple" chart:class="chart:line" chart:style-name="ch1">
        <chart:plot-area chart:style-name="ch2" table:cell-range-address="histogramplot.A4:histogramplot.DS4" svg:x="0.511cm" svg:y="0.228cm" svg:width="21.434cm" svg:height="1.804cm">
          <chartooo:coordinate-region svg:x="0.784cm" svg:y="0.228cm" svg:width="21.161cm" svg:height="0.8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histogramplot.A4:histogramplot.DS4" chart:class="chart:line">
            <chart:data-point chart:repeated="1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histogramplot.A4:histogramplot.DS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69cm" svg:height="1.84cm" xlink:href=".." xlink:type="simple" chart:class="chart:line" chart:style-name="ch1">
        <chart:plot-area chart:style-name="ch2" table:cell-range-address="histogramplot.A5:histogramplot.DS5" svg:x="0.511cm" svg:y="0.228cm" svg:width="21.434cm" svg:height="1.804cm">
          <chartooo:coordinate-region svg:x="0.784cm" svg:y="0.228cm" svg:width="21.161cm" svg:height="0.8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histogramplot.A5:histogramplot.DS5" chart:class="chart:line">
            <chart:data-point chart:repeated="1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histogramplot.A5:histogramplot.DS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69cm" svg:height="1.84cm" xlink:href=".." xlink:type="simple" chart:class="chart:line" chart:style-name="ch1">
        <chart:plot-area chart:style-name="ch2" table:cell-range-address="histogramplot.A6:histogramplot.DS6" svg:x="0.511cm" svg:y="0.228cm" svg:width="21.434cm" svg:height="1.804cm">
          <chartooo:coordinate-region svg:x="0.784cm" svg:y="0.228cm" svg:width="21.161cm" svg:height="0.8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histogramplot.A6:histogramplot.DS6" chart:class="chart:line">
            <chart:data-point chart:repeated="1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histogramplot.A6:histogramplot.DS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69cm" svg:height="1.84cm" xlink:href=".." xlink:type="simple" chart:class="chart:line" chart:style-name="ch1">
        <chart:plot-area chart:style-name="ch2" table:cell-range-address="histogramplot.A7:histogramplot.DS7" svg:x="0.511cm" svg:y="0.228cm" svg:width="21.434cm" svg:height="1.804cm">
          <chartooo:coordinate-region svg:x="0.784cm" svg:y="0.228cm" svg:width="21.161cm" svg:height="0.8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histogramplot.A7:histogramplot.DS7" chart:class="chart:line">
            <chart:data-point chart:repeated="1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histogramplot.A7:histogramplot.DS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69cm" svg:height="1.84cm" xlink:href=".." xlink:type="simple" chart:class="chart:line" chart:style-name="ch1">
        <chart:plot-area chart:style-name="ch2" table:cell-range-address="histogramplot.A8:histogramplot.DS8" svg:x="0.511cm" svg:y="0.228cm" svg:width="21.434cm" svg:height="1.804cm">
          <chartooo:coordinate-region svg:x="0.784cm" svg:y="0.228cm" svg:width="21.161cm" svg:height="0.8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histogramplot.A8:histogramplot.DS8" chart:class="chart:line">
            <chart:data-point chart:repeated="1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histogramplot.A8:histogramplot.DS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visibl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69cm" svg:height="1.84cm" xlink:href=".." xlink:type="simple" chart:class="chart:line" chart:style-name="ch1">
        <chart:plot-area chart:style-name="ch2" table:cell-range-address="Sheet2.B12:Sheet2.B131" svg:x="0.511cm" svg:y="0.228cm" svg:width="21.434cm" svg:height="1.804cm">
          <chartooo:coordinate-region svg:x="0.784cm" svg:y="0.228cm" svg:width="21.161cm" svg:height="0.8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2.B12:Sheet2.B131" chart:class="chart:line">
            <chart:data-point chart:repeated="1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B12:Sheet2.B1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visibl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69cm" svg:height="1.84cm" xlink:href=".." xlink:type="simple" chart:class="chart:line" chart:style-name="ch1">
        <chart:plot-area chart:style-name="ch2" table:cell-range-address="Sheet2.A12:Sheet2.A131" svg:x="0.511cm" svg:y="0.228cm" svg:width="21.434cm" svg:height="1.804cm">
          <chartooo:coordinate-region svg:x="0.784cm" svg:y="0.228cm" svg:width="21.161cm" svg:height="0.8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2.A12:Sheet2.A131" chart:class="chart:line">
            <chart:data-point chart:repeated="1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2.A12:Sheet2.A1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